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3"/>
    <style:style style:name="P7" style:family="paragraph" style:parent-style-name="Text_20_body" style:list-style-name="L4"/>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efining the problem</text:p>
      <text:p text:style-name="Text_20_body">Reddit-specific terms: user, submission, link, self post, upvotes, downvotes, score, comments, karma, subreddit</text:p>
      <text:h text:style-name="Heading_20_2" text:outline-level="2">Attributes</text:h>
      <text:p text:style-name="Text_20_body">Reddit's API allows us to take samples of various attributes of each submission, some of which change over time based on the voting and commenting behavior of the website's logged-in users.</text:p>
      <text:p text:style-name="Text_20_body">For our data collection, we will store the following attributes of each submission, italicized attributes are used only during collection run-time, and will not be directly considered during our later experiments:</text:p>
      <text:list xml:id="list37580646" text:style-name="L1">
        <text:list-item>
          <text:p text:style-name="P2">ID: An identifier unique to a specific submission. We use this to index submission data.</text:p>
        </text:list-item>
        <text:list-item>
          <text:p text:style-name="P2">Title: This is the submitter-provided title for the submission. <text:span text:style-name="T1">We will generate attributes based on this text.</text:span></text:p>
        </text:list-item>
        <text:list-item>
          <text:p text:style-name="P4">Self?: A booelan field which denotes whether the submitter has provided text instead of a link for their submission.</text:p>
        </text:list-item>
        <text:list-item>
          <text:p text:style-name="P2">Self text: For self posts, this is the full text the submitter has provided. <text:span text:style-name="T1">We will generate <text:s/>attributes based on this text.</text:span></text:p>
        </text:list-item>
        <text:list-item>
          <text:p text:style-name="P2">URL: For non-self posts, this is a string of the link the submitter has provided.<text:span text:style-name="T1"> We will generate <text:s/>attributes based on this link.</text:span></text:p>
        </text:list-item>
        <text:list-item>
          <text:p text:style-name="P2"><text:span text:style-name="T1">Author → Author submission karma: We make another request for more information about the submitter. Their submission karma is the total amount of points (upvotes minus downvotes) the author has collected from all of their previous submissions.</text:span></text:p>
        </text:list-item>
        <text:list-item>
          <text:p text:style-name="P2"><text:span text:style-name="T1">Author → Author comment karma: In addition to the submission karma, we collect the total amount of points the author has collected from their comments on other submissions.</text:span></text:p>
        </text:list-item>
        <text:list-item>
          <text:p text:style-name="P2"><text:span text:style-name="T1">Over 18?: A boolean field indicating whether the submission's content is considered inappropriate for visitors under the age of 18.</text:span></text:p>
        </text:list-item>
        <text:list-item>
          <text:p text:style-name="P2"><text:span text:style-name="T1">Created: The time of submission in seconds since midnight UTC on January 1, 1970, also known as UNIX time. We will generate a time-of-day attribute based on this as well.</text:span></text:p>
        </text:list-item>
        <text:list-item>
          <text:p text:style-name="P2"><text:span text:style-name="T1">Subreddit ID: This is an identifier unique to each subreddit.</text:span></text:p>
        </text:list-item>
      </text:list>
      <text:p text:style-name="P1"><text:span text:style-name="T1"/></text:p>
      <text:p text:style-name="P1"><text:span text:style-name="T1">In addition to collecting these attributes at the time of submission, we will also be sampling the following attributes at regular time intervals:</text:span></text:p>
      <text:list xml:id="list38217577" text:style-name="L2">
        <text:list-item>
          <text:p text:style-name="P5">Upvotes / Downvotes: This is the amount of positive and negative votes users have cast for this submission.</text:p>
        </text:list-item>
        <text:list-item>
          <text:p text:style-name="P5">Score: Upvotes minus downvotes. Taking a sample of this attribute much later will also be our class variable, so we must be careful not to cheat by sampling votes too close to class-collection time.</text:p>
        </text:list-item>
        <text:list-item>
          <text:p text:style-name="P5">Number of comments: This is the amount of user-provided comments on the submission. To <text:soft-page-break/>comment, a user must click through to the discussion page for the submission.</text:p>
        </text:list-item>
      </text:list>
      <text:p text:style-name="P3"/>
      <text:p text:style-name="P3">From these attributes directly accessible through the Reddit API, we generate the following derivative attributes:</text:p>
      <text:p text:style-name="P3"><text:tab/><text:span text:style-name="T3">One-time:</text:span></text:p>
      <text:list xml:id="list38303012" text:style-name="L3">
        <text:list-item>
          <text:p text:style-name="P6"><text:span text:style-name="T1">Flesch Reading Ease Score: For self-posts, the Flesch equation uses the number of words, number of syllables and number of sentences to generate a score for text reading difficulty. (The Kincaid portion of Flesch-Kincaid translates this score into grade-level.)</text:span></text:p>
        </text:list-item>
        <text:list-item>
          <text:p text:style-name="P6"><text:span text:style-name="T1">Gunning fog readability: For self-posts, this attribute represents text reading difficulty as well. This attribute uses a dictionary of known English words (so as to not include proper nouns and jargon) to find “complex” words based on syllable count.</text:span></text:p>
        </text:list-item>
        <text:list-item>
          <text:p text:style-name="P6"><text:span text:style-name="T1">Domain-specific terms in title: Boolean attributes noting whether these hand-picked domain-specific common strings are found in the title text: “anyone || anybody”, “ I || my || I'|| ” “*”, “(“, “[“, “reddit || /r/”, “(wiki &amp;&amp; leaks) || Assange”, “WTF”, “ you || your”, “help”, “best||awesome||cool”, “Obama” and these strings as the last characters of the title: “...”, “?”, “.”, “!”</text:span></text:p>
        </text:list-item>
        <text:list-item>
          <text:p text:style-name="P6"><text:span text:style-name="T1">Domain-specific strings in URL: “.jpg”, “.gif”, “imgur”, “youtube”</text:span></text:p>
        </text:list-item>
      </text:list>
      <text:p text:style-name="Text_20_body"><text:span text:style-name="T1"><text:tab/></text:span><text:span text:style-name="T2">At each sampling time:</text:span></text:p>
      <text:list xml:id="list38331494" text:style-name="L4">
        <text:list-item>
          <text:p text:style-name="P7"><text:span text:style-name="T1">Ratio: ratio of upvotes to downvotes.</text:span></text:p>
        </text:list-item>
        <text:list-item>
          <text:p text:style-name="P7"><text:span text:style-name="T1"/></text:p>
        </text:list-item>
      </text:list>
      <text:p text:style-name="Standard"/>
      <text:p text:style-name="Standard"><text:s text:c="12"/>@json_hash = submission_json</text:p>
      <text:p text:style-name="Standard"><text:s text:c="12"/>@score = submission_json["score"]</text:p>
      <text:p text:style-name="Standard"><text:s text:c="12"/>@name = submission_json["name"]</text:p>
      <text:p text:style-name="Standard"><text:s text:c="12"/>@permalink = submission_json["permalink"]</text:p>
      <text:p text:style-name="Standard"><text:s text:c="12"/>@over_18 = submission_json["over_18"]</text:p>
      <text:p text:style-name="Standard"><text:s text:c="12"/>@is_self = submission_json["is_self"]</text:p>
      <text:p text:style-name="Standard"><text:s text:c="12"/>@ups = submission_json["ups"]</text:p>
      <text:p text:style-name="Standard"><text:s text:c="12"/>@num_comments = submission_json["num_comments"]</text:p>
      <text:p text:style-name="Standard"><text:s text:c="12"/>@title = submission_json["title"]</text:p>
      <text:p text:style-name="Standard"><text:s text:c="12"/>@author = submission_json["author"]</text:p>
      <text:p text:style-name="Standard"><text:s text:c="12"/>@thumbnail = submission_json["thumbnail"] # TODO: what format is this?</text:p>
      <text:p text:style-name="Standard"><text:s text:c="12"/>@created_utc = submission_json["created_utc"]</text:p>
      <text:p text:style-name="Standard"><text:s text:c="12"/>@url = submission_json["url"]</text:p>
      <text:p text:style-name="Standard"><text:s text:c="12"/>@domain = submission_json["domain"]</text:p>
      <text:p text:style-name="Standard"><text:s text:c="12"/>@self_id = submission_json["id"]</text:p>
      <text:p text:style-name="Standard"><text:s text:c="12"/>@selftext = submission_json["selftext"]</text:p>
      <text:p text:style-name="Standard"><text:s text:c="12"/>@media = submission_json["media"] # TODO: what format is this?</text:p>
      <text:p text:style-name="Standard"><text:s text:c="12"/>@clicked = submission_json["clicked"]</text:p>
      <text:p text:style-name="Standard"><text:s text:c="12"/>@subreddit_id = submission_json["subreddit_id"]</text:p>
      <text:p text:style-name="Standard"><text:s text:c="12"/>@selftext_html = submission_json["selftext_html"]</text:p>
      <text:p text:style-name="Standard"><text:s text:c="12"/>@levenshtein = submission_json["levenshtein"] # TODO: what is this?</text:p>
      <text:p text:style-name="Standard"><text:s text:c="12"/>@media_embed = submission_json["media_embed"] # TODO: what is this? hash format</text:p>
      <text:p text:style-name="Standard"><text:s text:c="12"/>@score = submission_json["score"]</text:p>
      <text:p text:style-name="Standard"><text:soft-page-break/><text:s text:c="12"/>@saved = submission_json["saved"]</text:p>
      <text:p text:style-name="Standard"><text:s text:c="12"/>@created = submission_json["created"]</text:p>
      <text:p text:style-name="Standard"><text:s text:c="12"/>@downs = submission_json["downs"]</text:p>
      <text:p text:style-name="Standard"><text:s text:c="12"/>@hidden = submission_json["hidden"]</text:p>
      <text:p text:style-name="Standard"><text:s text:c="12"/>@likes = submission_json["likes"]</text:p>
      <text:p text:style-name="Standard"><text:s text:c="12"/>@subreddit = submission_json["subred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6:57:59.39</meta:creation-date>
    <dc:date>2010-12-09T19:00:59.49</dc:date>
    <meta:editing-duration>PT01H46M27S</meta:editing-duration>
    <meta:editing-cycles>160</meta:editing-cycles>
    <meta:generator>OpenOffice.org/3.2$Win32 OpenOffice.org_project/320m18$Build-9502</meta:generator>
    <meta:document-statistic meta:table-count="0" meta:image-count="0" meta:object-count="0" meta:page-count="3" meta:paragraph-count="56" meta:word-count="724" meta:character-count="5204"/>
  </office:meta>
</office:document-meta>
</file>